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1E700004D31000039E695547479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5cm" svg:x="1.001cm" svg:y="2.5cm">
          <draw:image xlink:href="Pictures/200001E700004D31000039E6955474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1T12:26:31.36</meta:creation-date>
    <dc:date>2014-03-21T12:28:01.65</dc:date>
    <meta:editing-duration>PT1M30S</meta:editing-duration>
    <meta:editing-cycles>1</meta:editing-cycles>
    <meta:document-statistic meta:object-count="1"/>
    <meta:generator>OpenOffice.org/3.4.1$Win32 OpenOffice.org_project/341m1$Build-9593</meta:generator>
  </office:meta>
</office:document-meta>
</file>